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4.1953in"/>
    </style:style>
    <style:style style:name="co4" style:family="table-column">
      <style:table-column-properties fo:break-before="auto" style:column-width="3.6701in"/>
    </style:style>
    <style:style style:name="co5" style:family="table-column">
      <style:table-column-properties fo:break-before="auto" style:column-width="2.2654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3" style:family="table-cell" style:parent-style-name="Default">
      <style:text-properties fo:language="en" fo:country="U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CamPCR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/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SOP-20_5.3x7.2mm_P0.65mm</text:p>
          </table:table-cell>
          <table:table-cell/>
          <table:table-cell office:value-type="string" calcext:value-type="string">
            <text:p>MCP23008_S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TSSOP-16_4.4x5mm_P0.65mm</text:p>
          </table:table-cell>
          <table:table-cell/>
          <table:table-cell office:value-type="string" calcext:value-type="string">
            <text:p>IP2721_MAX1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SP32-WROVER</text:p>
          </table:table-cell>
          <table:table-cell/>
          <table:table-cell office:value-type="string" calcext:value-type="string">
            <text:p>ESP32-WROVER-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XC6206P282MR-G</text:p>
          </table:table-cell>
          <table:table-cell office:value-type="string" calcext:value-type="string">
            <text:p>bes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XC6206P122MR-G</text:p>
          </table:table-cell>
          <table:table-cell office:value-type="string" calcext:value-type="string">
            <text:p>bes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SOIC-16_3.9x9.9mm_P1.27mm</text:p>
          </table:table-cell>
          <table:table-cell/>
          <table:table-cell office:value-type="string" calcext:value-type="string">
            <text:p>CH340G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23</text:p>
          </table:table-cell>
          <table:table-cell/>
          <table:table-cell office:value-type="string" calcext:value-type="string">
            <text:p>TLV1117-5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<text:span text:style-name="T1">Alternative:  </text:span>LDL1117S50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23</text:p>
          </table:table-cell>
          <table:table-cell/>
          <table:table-cell office:value-type="string" calcext:value-type="string">
            <text:p>TLV1117-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IC-14_3.9x8.7mm_P1.27mm</text:p>
          </table:table-cell>
          <table:table-cell/>
          <table:table-cell office:value-type="string" calcext:value-type="string">
            <text:p>MCP600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ternative: 511-LMX324IDT 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3,Q4,Q5,Q8,Q9,Q10,Q12,Q11,Q13</text:p>
          </table:table-cell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Q_NMOS_GS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63-NTR3C21NZT1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6,Q7</text:p>
          </table:table-cell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BC847_NPN_BEC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C847BLT1G / BC847C,21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Q_PMOS_G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863-NTRV4101PT1G</text:p>
            <text:p><text:span text:style-name="T1">863-NVR1P02T1G </text:span></text:p>
            <text:p><text:span text:style-name="T1">863-NVTR01P02LT1G</text:span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,D2,D3,D4,D5,D6,D7,D8</text:p>
          </table:table-cell>
          <table:table-cell office:value-type="string" calcext:value-type="string">
            <text:p>LED_SMD_WL-SMCW</text:p>
          </table:table-cell>
          <table:table-cell/>
          <table:table-cell office:value-type="string" calcext:value-type="string">
            <text:p>LED WL-SMCW (150060BS84000)</text:p>
          </table:table-cell>
          <table:table-cell office:value-type="string" calcext:value-type="string">
            <text:p>bes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ED_0805_2012Metric</text:p>
          </table:table-cell>
          <table:table-cell/>
          <table:table-cell office:value-type="string" calcext:value-type="string">
            <text:p>LED gree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ED_0805_2012Metric</text:p>
          </table:table-cell>
          <table:table-cell/>
          <table:table-cell office:value-type="string" calcext:value-type="string">
            <text:p>LED blu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ED_0805_2012Metric</text:p>
          </table:table-cell>
          <table:table-cell/>
          <table:table-cell office:value-type="string" calcext:value-type="string">
            <text:p>TX LED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ED_0805_2012Metric</text:p>
          </table:table-cell>
          <table:table-cell/>
          <table:table-cell office:value-type="string" calcext:value-type="string">
            <text:p>RX LED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HC49-SD</text:p>
          </table:table-cell>
          <table:table-cell/>
          <table:table-cell office:value-type="string" calcext:value-type="string">
            <text:p>12Mhz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1,TH2</text:p>
          </table:table-cell>
          <table:table-cell office:value-type="string" calcext:value-type="string">
            <text:p>C_0402_1005Metric</text:p>
          </table:table-cell>
          <table:table-cell/>
          <table:table-cell office:value-type="string" calcext:value-type="string">
            <text:p>Thermistor_NTC</text:p>
          </table:table-cell>
          <table:table-cell office:value-type="string" calcext:value-type="string">
            <text:p>ok</text:p>
          </table:table-cell>
          <table:table-cell table:style-name="ce3" office:value-type="string" calcext:value-type="string">
            <text:p>810-NTCG103JX103DTD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_0805_2012Metric</text:p>
          </table:table-cell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,R3,R4,R10,R11</text:p>
          </table:table-cell>
          <table:table-cell office:value-type="string" calcext:value-type="string">
            <text:p>R_0805_2012Metric</text:p>
          </table:table-cell>
          <table:table-cell/>
          <table:table-cell office:value-type="string" calcext:value-type="string">
            <text:p>4.7k</text:p>
          </table:table-cell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5,R22,R23,R14,R15,R32,R33,R1</text:p>
          </table:table-cell>
          <table:table-cell office:value-type="string" calcext:value-type="string">
            <text:p>R_0805_2012Metric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6,R7,R8,R9,R26,R27</text:p>
          </table:table-cell>
          <table:table-cell office:value-type="string" calcext:value-type="string">
            <text:p>R_0805_2012Metric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8,R19</text:p>
          </table:table-cell>
          <table:table-cell office:value-type="string" calcext:value-type="string">
            <text:p>R_0805_2012Metric</text:p>
          </table:table-cell>
          <table:table-cell/>
          <table:table-cell office:value-type="string" calcext:value-type="string">
            <text:p>5k1</text:p>
          </table:table-cell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4,R25,R12</text:p>
          </table:table-cell>
          <table:table-cell office:value-type="string" calcext:value-type="string">
            <text:p>R_0805_2012Metric</text:p>
          </table:table-cell>
          <table:table-cell/>
          <table:table-cell office:value-type="string" calcext:value-type="string">
            <text:p>0R</text:p>
          </table:table-cell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8,R29,R30</text:p>
          </table:table-cell>
          <table:table-cell office:value-type="string" calcext:value-type="string">
            <text:p>R_0805_2012Metric</text:p>
          </table:table-cell>
          <table:table-cell/>
          <table:table-cell office:value-type="string" calcext:value-type="string">
            <text:p>1R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1 Oh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_0805_2012Metric</text:p>
          </table:table-cell>
          <table:table-cell/>
          <table:table-cell office:value-type="string" calcext:value-type="string">
            <text:p>DNP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6,R17,R34,R35</text:p>
          </table:table-cell>
          <table:table-cell office:value-type="string" calcext:value-type="string">
            <text:p>R_0805_2012Metric</text:p>
          </table:table-cell>
          <table:table-cell/>
          <table:table-cell office:value-type="string" calcext:value-type="string">
            <text:p>56R</text:p>
          </table:table-cell>
          <table:table-cell office:value-type="string" calcext:value-type="string">
            <text:p>bes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18,C4,C5,C7,C12,C13,C14,C15,C20,C21,C23,C25,C27,C29,C30</text:p>
          </table:table-cell>
          <table:table-cell office:value-type="string" calcext:value-type="string">
            <text:p>C_0805_2012Metric</text:p>
          </table:table-cell>
          <table:table-cell/>
          <table:table-cell office:value-type="string" calcext:value-type="string">
            <text:p>100nF</text:p>
          </table:table-cell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2,C6,C9,C10,C11,C24,C28</text:p>
          </table:table-cell>
          <table:table-cell office:value-type="string" calcext:value-type="string">
            <text:p>C_0805_2012Metric</text:p>
          </table:table-cell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_0805_2012Metric</text:p>
          </table:table-cell>
          <table:table-cell/>
          <table:table-cell office:value-type="string" calcext:value-type="string">
            <text:p>15pF</text:p>
          </table:table-cell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6,C17</text:p>
          </table:table-cell>
          <table:table-cell office:value-type="string" calcext:value-type="string">
            <text:p>C_0805_2012Metric</text:p>
          </table:table-cell>
          <table:table-cell/>
          <table:table-cell office:value-type="string" calcext:value-type="string">
            <text:p>22pF</text:p>
          </table:table-cell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_0805_2012Metric</text:p>
          </table:table-cell>
          <table:table-cell/>
          <table:table-cell office:value-type="string" calcext:value-type="string">
            <text:p>1uF</text:p>
          </table:table-cell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1,C32,C33,C34</text:p>
          </table:table-cell>
          <table:table-cell office:value-type="string" calcext:value-type="string">
            <text:p>C_0805_2012Metric</text:p>
          </table:table-cell>
          <table:table-cell/>
          <table:table-cell office:value-type="string" calcext:value-type="string">
            <text:p>1nF</text:p>
          </table:table-cell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,C19</text:p>
          </table:table-cell>
          <table:table-cell office:value-type="string" calcext:value-type="string">
            <text:p>C_1206_3216Metric</text:p>
          </table:table-cell>
          <table:table-cell/>
          <table:table-cell office:value-type="string" calcext:value-type="string">
            <text:p>100uF</text:p>
          </table:table-cell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805_2012Metric</text:p>
          </table:table-cell>
          <table:table-cell/>
          <table:table-cell office:value-type="string" calcext:value-type="string">
            <text:p>22nF</text:p>
          </table:table-cell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KMS221GLFS</text:p>
          </table:table-cell>
          <table:table-cell/>
          <table:table-cell office:value-type="string" calcext:value-type="string">
            <text:p>SW_Push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1</text:p>
          </table:table-cell>
          <table:table-cell office:value-type="string" calcext:value-type="string">
            <text:p>FFC_MOLEX_EASYON_05mm_24</text:p>
          </table:table-cell>
          <table:table-cell/>
          <table:table-cell office:value-type="string" calcext:value-type="string">
            <text:p>CAM_OV772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538-52435-2471 TOP CONTAC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Amphenol_12401610E4-2A</text:p>
          </table:table-cell>
          <table:table-cell/>
          <table:table-cell office:value-type="string" calcext:value-type="string">
            <text:p>USB_C_Receptac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ER-TFT022_1</text:p>
          </table:table-cell>
          <table:table-cell/>
          <table:table-cell office:value-type="string" calcext:value-type="string">
            <text:p>ER-TFT022-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<text:s/>571-5-1734592-0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JST_1x02_P2.54mm_Vertical</text:p>
          </table:table-cell>
          <table:table-cell/>
          <table:table-cell office:value-type="string" calcext:value-type="string">
            <text:p>FAN_12V</text:p>
          </table:table-cell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,J6</text:p>
          </table:table-cell>
          <table:table-cell office:value-type="string" calcext:value-type="string">
            <text:p>PinHeader_JST_1x02_P2.54mm_Vertical</text:p>
          </table:table-cell>
          <table:table-cell/>
          <table:table-cell office:value-type="string" calcext:value-type="string">
            <text:p>LID_12V</text:p>
          </table:table-cell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D1,FID2,FID3,FID4</text:p>
          </table:table-cell>
          <table:table-cell office:value-type="string" calcext:value-type="string">
            <text:p>Fiducial_1mm_Dia_2.54mm_Outer_CopperBottom</text:p>
          </table:table-cell>
          <table:table-cell/>
          <table:table-cell office:value-type="string" calcext:value-type="string">
            <text:p>Fiducia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SolderJumper-2_P1.3mm_Open_RoundedPad1.0x1.5mm</text:p>
          </table:table-cell>
          <table:table-cell/>
          <table:table-cell office:value-type="string" calcext:value-type="string">
            <text:p>Jump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.00.0000</text:date>, <text:time style:data-style-name="N2" text:time-value="08:31:44.001917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4T08:47:22.907695910</dc:date>
    <meta:editing-duration>PT43M20S</meta:editing-duration>
    <meta:editing-cycles>9</meta:editing-cycles>
    <meta:generator>LibreOffice/6.4.7.2$Linux_X86_64 LibreOffice_project/40$Build-2</meta:generator>
    <meta:document-statistic meta:table-count="1" meta:cell-count="276" meta:object-count="0"/>
  </office:meta>
</office:document-meta>
</file>